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728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1.6063in"/>
    </style:style>
    <style:style style:name="co4" style:family="table-column">
      <style:table-column-properties fo:break-before="auto" style:column-width="1.6181in"/>
    </style:style>
    <style:style style:name="co5" style:family="table-column">
      <style:table-column-properties fo:break-before="auto" style:column-width="1.93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variable</text:p>
          </table:table-cell>
          <table:table-cell table:style-name="ce4" office:value-type="string" calcext:value-type="string">
            <text:p>spatial_resolution_(km)</text:p>
          </table:table-cell>
          <table:table-cell table:style-name="ce4" office:value-type="string" calcext:value-type="string">
            <text:p>dim_ddl_patch_(pixels)</text:p>
          </table:table-cell>
          <table:table-cell table:style-name="ce4" office:value-type="string" calcext:value-type="string">
            <text:p>dim_patch_cnn_(pixels)</text:p>
          </table:table-cell>
          <table:table-cell table:style-name="ce4" office:value-type="string" calcext:value-type="string">
            <text:p>cnn_spatial_resolution_(km)</text:p>
          </table:table-cell>
          <table:table-cell table:style-name="ce4" office:value-type="string" calcext:value-type="string">
            <text:p>n_bands_ddl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office:value-type="string" calcext:value-type="string">
            <text:p>bathy_95m</text:p>
          </table:table-cell>
          <table:table-cell office:value-type="float" office:value="0.095" calcext:value-type="float">
            <text:p>0.095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formula="of:=[.B2]*[.D2]" office:value-type="float" office:value="2.945" calcext:value-type="float">
            <text:p>2.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rddap.emodnet.eu/erddap/griddap/emodnet_bathy_dtm_2020.graph?elevation%5B(30.000520833328213):(48.0005208333289)%5D%5B(-11.000520833329585):(42.999479166657686)%5D&amp;.draw=surface&amp;.vars=longitude%7Clatitude%7Celevation&amp;.colorBar=%7C%7C%7C%7C%7C&amp;.bgColor=0xffccccff</text:p>
          </table:table-cell>
        </table:table-row>
        <table:table-row table:style-name="ro1">
          <table:table-cell office:value-type="string" calcext:value-type="string">
            <text:p>bathymetry</text:p>
          </table:table-cell>
          <table:table-cell office:value-type="float" office:value="1.5" calcext:value-type="float">
            <text:p>1.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[.B3]*[.D3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A</text:p>
          </table:table-cell>
        </table:table-row>
        <table:table-row table:style-name="ro1">
          <table:table-cell office:value-type="string" calcext:value-type="string">
            <text:p>chlorophyll_concentration_1km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table:formula="of:=[.B4]*[.D4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ata.marine.copernicus.eu/product/OCEANCOLOUR_MED_BGC_L4_MY_009_144/description</text:p>
          </table:table-cell>
        </table:table-row>
        <table:table-row table:style-name="ro1">
          <table:table-cell office:value-type="string" calcext:value-type="string">
            <text:p>meditereanean_sst</text:p>
          </table:table-cell>
          <table:table-cell office:value-type="float" office:value="0.95" calcext:value-type="float">
            <text:p>0.95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table:formula="of:=[.B5]*[.D5]" office:value-type="float" office:value="30.4" calcext:value-type="float">
            <text:p>3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resources.marine.copernicus.eu/product-detail/SST_MED_SST_L4_NRT_OBSERVATIONS_010_004/INFORMATION</text:p>
          </table:table-cell>
        </table:table-row>
        <table:table-row table:style-name="ro1">
          <table:table-cell office:value-type="string" calcext:value-type="string">
            <text:p>east_water_velocity_4_2km_mean_day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B6]*[.D6]" office:value-type="float" office:value="58.8" calcext:value-type="float">
            <text:p>58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data.marine.copernicus.eu/product/MEDSEA_MULTIYEAR_PHY_006_004/description</text:p>
          </table:table-cell>
        </table:table-row>
        <table:table-row table:style-name="ro1">
          <table:table-cell office:value-type="string" calcext:value-type="string">
            <text:p>east_water_velocity_4_2km_mean_day_lite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B7]*[.D7]" office:value-type="float" office:value="58.8" calcext:value-type="float">
            <text:p>58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e_east_water_velocity_4_2km_mean_day_mais_juste_avec_les_bands_0_9_et_15</text:p>
          </table:table-cell>
        </table:table-row>
        <table:table-row table:style-name="ro1">
          <table:table-cell office:value-type="string" calcext:value-type="string">
            <text:p>east_water_velocity_4_2km_mean_month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B8]*[.D8]" office:value-type="float" office:value="58.8" calcext:value-type="float">
            <text:p>58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data.marine.copernicus.eu/product/MEDSEA_MULTIYEAR_PHY_006_004/description</text:p>
          </table:table-cell>
        </table:table-row>
        <table:table-row table:style-name="ro1">
          <table:table-cell office:value-type="string" calcext:value-type="string">
            <text:p>east_water_velocity_4_2km_mean_month_lite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B9]*[.D9]" office:value-type="float" office:value="58.8" calcext:value-type="float">
            <text:p>58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e_east_water_velocity_4_2km_mean_month_mais_juste_avec_les_bands_0_9_et_15</text:p>
          </table:table-cell>
        </table:table-row>
        <table:table-row table:style-name="ro1">
          <table:table-cell office:value-type="string" calcext:value-type="string">
            <text:p>east_water_velocity_4_2km_mean_year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B10]*[.D10]" office:value-type="float" office:value="58.8" calcext:value-type="float">
            <text:p>58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data.marine.copernicus.eu/product/MEDSEA_MULTIYEAR_PHY_006_004/description</text:p>
          </table:table-cell>
        </table:table-row>
        <table:table-row table:style-name="ro1">
          <table:table-cell office:value-type="string" calcext:value-type="string">
            <text:p>east_water_velocity_4_2km_mean_year_lite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B11]*[.D11]" office:value-type="float" office:value="58.8" calcext:value-type="float">
            <text:p>58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e_east_water_velocity_4_2km_mean_year_mais_juste_avec_les_bands_0_9_et_15</text:p>
          </table:table-cell>
        </table:table-row>
        <table:table-row table:style-name="ro1">
          <table:table-cell office:value-type="string" calcext:value-type="string">
            <text:p>north_water_velocity_4_2km_mean_day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B12]*[.D12]" office:value-type="float" office:value="58.8" calcext:value-type="float">
            <text:p>58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data.marine.copernicus.eu/product/MEDSEA_MULTIYEAR_PHY_006_004/description</text:p>
          </table:table-cell>
        </table:table-row>
        <table:table-row table:style-name="ro1">
          <table:table-cell office:value-type="string" calcext:value-type="string">
            <text:p>north_water_velocity_4_2km_mean_day_lite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B13]*[.D13]" office:value-type="float" office:value="58.8" calcext:value-type="float">
            <text:p>58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e_north_water_velocity_4_2km_mean_day_mais_juste_avec_les_bands_0_9_et_15</text:p>
          </table:table-cell>
        </table:table-row>
        <table:table-row table:style-name="ro1">
          <table:table-cell office:value-type="string" calcext:value-type="string">
            <text:p>north_water_velocity_4_2km_mean_month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B14]*[.D14]" office:value-type="float" office:value="58.8" calcext:value-type="float">
            <text:p>58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data.marine.copernicus.eu/product/MEDSEA_MULTIYEAR_PHY_006_004/description</text:p>
          </table:table-cell>
        </table:table-row>
        <table:table-row table:style-name="ro1">
          <table:table-cell office:value-type="string" calcext:value-type="string">
            <text:p>north_water_velocity_4_2km_mean_month_lite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B15]*[.D15]" office:value-type="float" office:value="58.8" calcext:value-type="float">
            <text:p>58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e_north_water_velocity_4_2km_mean_month_mais_juste_avec_les_bands_0_9_et_15</text:p>
          </table:table-cell>
        </table:table-row>
        <table:table-row table:style-name="ro1">
          <table:table-cell office:value-type="string" calcext:value-type="string">
            <text:p>north_water_velocity_4_2km_mean_year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B16]*[.D16]" office:value-type="float" office:value="58.8" calcext:value-type="float">
            <text:p>58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data.marine.copernicus.eu/product/MEDSEA_MULTIYEAR_PHY_006_004/description</text:p>
          </table:table-cell>
        </table:table-row>
        <table:table-row table:style-name="ro1">
          <table:table-cell office:value-type="string" calcext:value-type="string">
            <text:p>north_water_velocity_4_2km_mean_year_lite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B17]*[.D17]" office:value-type="float" office:value="58.8" calcext:value-type="float">
            <text:p>58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e_north_water_velocity_4_2km_mean_year_mais_juste_avec_les_bands_0_9_et_15</text:p>
          </table:table-cell>
        </table:table-row>
        <table:table-row table:style-name="ro1">
          <table:table-cell table:style-name="ce2" office:value-type="string" calcext:value-type="string">
            <text:p>salinity_4_2km_mean_day</text:p>
          </table:table-cell>
          <table:table-cell office:value-type="float" office:value="4.2" calcext:value-type="float">
            <text:p>4.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18]*[.D18]" office:value-type="float" office:value="58.8" calcext:value-type="float">
            <text:p>58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data.marine.copernicus.eu/product/MEDSEA_MULTIYEAR_PHY_006_004/description</text:p>
          </table:table-cell>
        </table:table-row>
        <table:table-row table:style-name="ro1">
          <table:table-cell table:style-name="ce2" office:value-type="string" calcext:value-type="string">
            <text:p>salinity_4_2km_mean_day_lite</text:p>
          </table:table-cell>
          <table:table-cell office:value-type="float" office:value="4.2" calcext:value-type="float">
            <text:p>4.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19]*[.D19]" office:value-type="float" office:value="58.8" calcext:value-type="float">
            <text:p>58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e_salinity_4_2km_mean_day_mais_juste_avec_les_bands_0_9_et_15</text:p>
          </table:table-cell>
        </table:table-row>
        <table:table-row table:style-name="ro1">
          <table:table-cell table:style-name="ce2" office:value-type="string" calcext:value-type="string">
            <text:p>salinity_4_2km_mean_month</text:p>
          </table:table-cell>
          <table:table-cell office:value-type="float" office:value="4.2" calcext:value-type="float">
            <text:p>4.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20]*[.D20]" office:value-type="float" office:value="58.8" calcext:value-type="float">
            <text:p>58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data.marine.copernicus.eu/product/MEDSEA_MULTIYEAR_PHY_006_004/description</text:p>
          </table:table-cell>
        </table:table-row>
        <table:table-row table:style-name="ro1">
          <table:table-cell table:style-name="ce2" office:value-type="string" calcext:value-type="string">
            <text:p>salinity_4_2km_mean_month_lite</text:p>
          </table:table-cell>
          <table:table-cell office:value-type="float" office:value="4.2" calcext:value-type="float">
            <text:p>4.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21]*[.D21]" office:value-type="float" office:value="58.8" calcext:value-type="float">
            <text:p>58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e_salinity_4_2km_mean_month_mais_juste_avec_les_bands_0_9_et_15</text:p>
          </table:table-cell>
        </table:table-row>
        <table:table-row table:style-name="ro1">
          <table:table-cell table:style-name="ce2" office:value-type="string" calcext:value-type="string">
            <text:p>salinity_4_2km_mean_year</text:p>
          </table:table-cell>
          <table:table-cell office:value-type="float" office:value="4.2" calcext:value-type="float">
            <text:p>4.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22]*[.D22]" office:value-type="float" office:value="58.8" calcext:value-type="float">
            <text:p>58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data.marine.copernicus.eu/product/MEDSEA_MULTIYEAR_PHY_006_004/description</text:p>
          </table:table-cell>
        </table:table-row>
        <table:table-row table:style-name="ro1">
          <table:table-cell table:style-name="ce2" office:value-type="string" calcext:value-type="string">
            <text:p>salinity_4_2km_mean_year_lite</text:p>
          </table:table-cell>
          <table:table-cell office:value-type="float" office:value="4.2" calcext:value-type="float">
            <text:p>4.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23]*[.D23]" office:value-type="float" office:value="58.8" calcext:value-type="float">
            <text:p>58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e_salinity_4_2km_mean_year_mais_juste_avec_les_bands_0_9_et_15</text:p>
          </table:table-cell>
        </table:table-row>
        <table:table-row table:style-name="ro1">
          <table:table-cell table:style-name="ce2" office:value-type="string" calcext:value-type="string">
            <text:p>sea_water_potential_temperature_at_sea_floor_4_2km_mean_day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B24]*[.D24]" office:value-type="float" office:value="58.8" calcext:value-type="float">
            <text:p>58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data.marine.copernicus.eu/product/MEDSEA_MULTIYEAR_PHY_006_004/description</text:p>
          </table:table-cell>
        </table:table-row>
        <table:table-row table:style-name="ro1">
          <table:table-cell office:value-type="string" calcext:value-type="string">
            <text:p>sea_water_potential_temperature_at_sea_floor_4_2km_mean_month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?</text:p>
          </table:table-cell>
          <table:table-cell office:value-type="float" office:value="14" calcext:value-type="float">
            <text:p>14</text:p>
          </table:table-cell>
          <table:table-cell table:formula="of:=[.B25]*[.D25]" office:value-type="float" office:value="58.8" calcext:value-type="float">
            <text:p>58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data.marine.copernicus.eu/product/MEDSEA_MULTIYEAR_PHY_006_004/description</text:p>
          </table:table-cell>
        </table:table-row>
        <table:table-row table:style-name="ro1">
          <table:table-cell office:value-type="string" calcext:value-type="string">
            <text:p>sea_water_potential_temperature_at_sea_floor_4_2km_mean_year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?</text:p>
          </table:table-cell>
          <table:table-cell office:value-type="float" office:value="14" calcext:value-type="float">
            <text:p>14</text:p>
          </table:table-cell>
          <table:table-cell table:formula="of:=[.B26]*[.D26]" office:value-type="float" office:value="58.8" calcext:value-type="float">
            <text:p>58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data.marine.copernicus.eu/product/MEDSEA_MULTIYEAR_PHY_006_004/description</text:p>
          </table:table-cell>
        </table:table-row>
        <table:table-row table:style-name="ro1">
          <table:table-cell office:value-type="string" calcext:value-type="string">
            <text:p>TCI_sentinel</text:p>
          </table:table-cell>
          <table:table-cell office:value-type="float" office:value="0.01" calcext:value-type="float">
            <text:p>0.01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table:formula="of:=[.B27]*[.D27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tinel_2 </text:p>
          </table:table-cell>
        </table:table-row>
      </table:table>
      <table:named-expressions/>
      <table:database-ranges>
        <table:database-range table:name="__Anonymous_Sheet_DB__0" table:target-range-address="Feuille1.A1:Feuille1.G2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6:31:08.039323709</meta:creation-date>
    <dc:date>2023-02-28T17:29:07.484835896</dc:date>
    <meta:editing-duration>P5DT7H34M38S</meta:editing-duration>
    <meta:editing-cycles>8</meta:editing-cycles>
    <meta:generator>LibreOffice/7.3.7.2$Linux_X86_64 LibreOffice_project/30$Build-2</meta:generator>
    <meta:document-statistic meta:table-count="1" meta:cell-count="189" meta:object-count="0"/>
  </office:meta>
</office:document-meta>
</file>